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d3e5" officeooo:paragraph-rsid="0008d3e5"/>
    </style:style>
    <style:style style:name="P2" style:family="paragraph" style:parent-style-name="Standard">
      <style:text-properties fo:font-weight="bold" officeooo:rsid="0008d3e5" officeooo:paragraph-rsid="0008d3e5" style:font-weight-asian="bold" style:font-weight-complex="bold"/>
    </style:style>
    <style:style style:name="P3" style:family="paragraph" style:parent-style-name="Standard">
      <style:text-properties fo:font-weight="bold" officeooo:rsid="000e2e77" officeooo:paragraph-rsid="000e2e77" style:font-weight-asian="bold" style:font-weight-complex="bold"/>
    </style:style>
    <style:style style:name="P4" style:family="paragraph" style:parent-style-name="Standard">
      <style:text-properties fo:font-weight="bold" officeooo:rsid="000e37f7" officeooo:paragraph-rsid="000e37f7" style:font-weight-asian="bold" style:font-weight-complex="bold"/>
    </style:style>
    <style:style style:name="P5" style:family="paragraph" style:parent-style-name="Standard">
      <style:text-properties fo:font-weight="bold" officeooo:rsid="0014db24" officeooo:paragraph-rsid="0014db24" style:font-weight-asian="bold" style:font-weight-complex="bold"/>
    </style:style>
    <style:style style:name="P6" style:family="paragraph" style:parent-style-name="Standard">
      <style:text-properties fo:font-weight="bold" officeooo:rsid="0014db24" officeooo:paragraph-rsid="0016d41a" style:font-weight-asian="bold" style:font-weight-complex="bold"/>
    </style:style>
    <style:style style:name="P7" style:family="paragraph" style:parent-style-name="Standard">
      <style:text-properties fo:font-weight="bold" officeooo:rsid="0016d41a" officeooo:paragraph-rsid="0016d41a" style:font-weight-asian="bold" style:font-weight-complex="bold"/>
    </style:style>
    <style:style style:name="P8" style:family="paragraph" style:parent-style-name="Standard">
      <style:text-properties fo:font-weight="bold" officeooo:rsid="00187639" officeooo:paragraph-rsid="00187639" style:font-weight-asian="bold" style:font-weight-complex="bold"/>
    </style:style>
    <style:style style:name="P9" style:family="paragraph" style:parent-style-name="Standard">
      <style:text-properties fo:font-weight="bold" officeooo:rsid="00197b92" officeooo:paragraph-rsid="00197b92" style:font-weight-asian="bold" style:font-weight-complex="bold"/>
    </style:style>
    <style:style style:name="P10" style:family="paragraph" style:parent-style-name="Standard">
      <style:text-properties fo:font-weight="bold" officeooo:rsid="001c380b" officeooo:paragraph-rsid="001c380b" style:font-weight-asian="bold" style:font-weight-complex="bold"/>
    </style:style>
    <style:style style:name="P11" style:family="paragraph" style:parent-style-name="Standard">
      <style:text-properties fo:font-weight="bold" officeooo:rsid="001c380b" officeooo:paragraph-rsid="001dacf9" style:font-weight-asian="bold" style:font-weight-complex="bold"/>
    </style:style>
    <style:style style:name="P12" style:family="paragraph" style:parent-style-name="Standard">
      <style:text-properties fo:font-weight="bold" officeooo:rsid="001f5b4b" officeooo:paragraph-rsid="001f5b4b" style:font-weight-asian="bold" style:font-weight-complex="bold"/>
    </style:style>
    <style:style style:name="P13" style:family="paragraph" style:parent-style-name="Standard">
      <style:text-properties fo:font-weight="bold" officeooo:paragraph-rsid="000e37f7"/>
    </style:style>
    <style:style style:name="P14" style:family="paragraph" style:parent-style-name="Standard">
      <style:text-properties fo:font-weight="normal" officeooo:rsid="001f5b4b" officeooo:paragraph-rsid="001f5b4b" style:font-weight-asian="normal" style:font-weight-complex="normal"/>
    </style:style>
    <style:style style:name="P15" style:family="paragraph" style:parent-style-name="Standard">
      <style:text-properties fo:font-weight="normal" officeooo:rsid="00207d83" officeooo:paragraph-rsid="00207d83" style:font-weight-asian="normal" style:font-weight-complex="normal"/>
    </style:style>
    <style:style style:name="P16" style:family="paragraph" style:parent-style-name="Standard">
      <style:text-properties fo:font-weight="normal" officeooo:rsid="002471b8" officeooo:paragraph-rsid="002471b8" style:font-weight-asian="normal" style:font-weight-complex="normal"/>
    </style:style>
    <style:style style:name="P17" style:family="paragraph" style:parent-style-name="Standard">
      <style:text-properties fo:font-weight="normal" officeooo:rsid="00264c52" officeooo:paragraph-rsid="00264c52" style:font-weight-asian="normal" style:font-weight-complex="normal"/>
    </style:style>
    <style:style style:name="P18" style:family="paragraph" style:parent-style-name="Standard">
      <style:text-properties fo:font-weight="normal" officeooo:rsid="002a9514" officeooo:paragraph-rsid="002471b8" style:font-weight-asian="normal" style:font-weight-complex="normal"/>
    </style:style>
    <style:style style:name="P19" style:family="paragraph" style:parent-style-name="Standard">
      <style:text-properties fo:font-weight="normal" officeooo:rsid="002a9514" officeooo:paragraph-rsid="002a9514" style:font-weight-asian="normal" style:font-weight-complex="normal"/>
    </style:style>
    <style:style style:name="P20" style:family="paragraph" style:parent-style-name="Standard">
      <style:text-properties fo:font-weight="normal" officeooo:rsid="00341d2a" officeooo:paragraph-rsid="00341d2a" style:font-weight-asian="normal" style:font-weight-complex="normal"/>
    </style:style>
    <style:style style:name="P21" style:family="paragraph" style:parent-style-name="Standard">
      <style:text-properties fo:font-weight="normal" officeooo:rsid="003aed82" officeooo:paragraph-rsid="003aed82" style:font-weight-asian="normal" style:font-weight-complex="normal"/>
    </style:style>
    <style:style style:name="P22" style:family="paragraph" style:parent-style-name="Standard">
      <style:text-properties fo:font-weight="normal" officeooo:rsid="000e37f7" officeooo:paragraph-rsid="000e37f7" style:font-weight-asian="normal" style:font-weight-complex="normal"/>
    </style:style>
    <style:style style:name="P23" style:family="paragraph" style:parent-style-name="Standard">
      <style:text-properties fo:font-weight="normal" officeooo:rsid="00137531" officeooo:paragraph-rsid="00137531" style:font-weight-asian="normal" style:font-weight-complex="normal"/>
    </style:style>
    <style:style style:name="P24" style:family="paragraph" style:parent-style-name="Standard">
      <style:text-properties fo:font-weight="normal" officeooo:rsid="0016d41a" officeooo:paragraph-rsid="0016d41a" style:font-weight-asian="normal" style:font-weight-complex="normal"/>
    </style:style>
    <style:style style:name="P25" style:family="paragraph" style:parent-style-name="Standard">
      <style:text-properties fo:font-weight="normal" officeooo:rsid="001c21c6" officeooo:paragraph-rsid="00197b92" style:font-weight-asian="normal" style:font-weight-complex="normal"/>
    </style:style>
    <style:style style:name="P26" style:family="paragraph" style:parent-style-name="Standard">
      <style:text-properties fo:font-weight="normal" officeooo:rsid="001d553b" officeooo:paragraph-rsid="001dacf9" style:font-weight-asian="normal" style:font-weight-complex="normal"/>
    </style:style>
    <style:style style:name="P27" style:family="paragraph" style:parent-style-name="Standard">
      <style:text-properties fo:font-weight="normal" officeooo:rsid="005e5d8c" officeooo:paragraph-rsid="005e5d8c" style:font-weight-asian="normal" style:font-weight-complex="normal"/>
    </style:style>
    <style:style style:name="P28" style:family="paragraph" style:parent-style-name="Standard">
      <style:text-properties fo:font-weight="normal" officeooo:rsid="00623e73" officeooo:paragraph-rsid="00623e73" style:font-weight-asian="normal" style:font-weight-complex="normal"/>
    </style:style>
    <style:style style:name="P29" style:family="paragraph" style:parent-style-name="Standard">
      <style:text-properties fo:font-weight="normal" officeooo:rsid="0062603c" officeooo:paragraph-rsid="0062603c" style:font-weight-asian="normal" style:font-weight-complex="normal"/>
    </style:style>
    <style:style style:name="P30" style:family="paragraph" style:parent-style-name="Standard">
      <style:text-properties fo:font-weight="normal" officeooo:rsid="00643fc5" officeooo:paragraph-rsid="00643fc5" style:font-weight-asian="normal" style:font-weight-complex="normal"/>
    </style:style>
    <style:style style:name="P31" style:family="paragraph" style:parent-style-name="Standard">
      <style:text-properties fo:font-weight="normal" officeooo:rsid="00643fc5" officeooo:paragraph-rsid="007b0425" style:font-weight-asian="normal" style:font-weight-complex="normal"/>
    </style:style>
    <style:style style:name="P32" style:family="paragraph" style:parent-style-name="Standard">
      <style:text-properties fo:font-weight="normal" officeooo:rsid="00669853" officeooo:paragraph-rsid="00669853" style:font-weight-asian="normal" style:font-weight-complex="normal"/>
    </style:style>
    <style:style style:name="P33" style:family="paragraph" style:parent-style-name="Standard">
      <style:text-properties fo:font-weight="normal" officeooo:rsid="0067d855" officeooo:paragraph-rsid="0067d855" style:font-weight-asian="normal" style:font-weight-complex="normal"/>
    </style:style>
    <style:style style:name="P34" style:family="paragraph" style:parent-style-name="Standard">
      <style:text-properties fo:font-weight="normal" officeooo:rsid="0069742c" officeooo:paragraph-rsid="0069eacc" style:font-weight-asian="normal" style:font-weight-complex="normal"/>
    </style:style>
    <style:style style:name="P35" style:family="paragraph" style:parent-style-name="Standard">
      <style:text-properties officeooo:paragraph-rsid="0062603c"/>
    </style:style>
    <style:style style:name="P36" style:family="paragraph" style:parent-style-name="Standard">
      <style:text-properties officeooo:rsid="00833343" officeooo:paragraph-rsid="00833343"/>
    </style:style>
    <style:style style:name="P37" style:family="paragraph" style:parent-style-name="Standard">
      <style:text-properties fo:font-weight="normal" officeooo:rsid="00833343" officeooo:paragraph-rsid="00833343" style:font-weight-asian="normal" style:font-weight-complex="normal"/>
    </style:style>
    <style:style style:name="P38" style:family="paragraph" style:parent-style-name="Standard">
      <style:text-properties fo:font-weight="normal" officeooo:rsid="007d0db6" officeooo:paragraph-rsid="007d0db6" style:font-weight-asian="normal" style:font-weight-complex="normal"/>
    </style:style>
    <style:style style:name="P39" style:family="paragraph" style:parent-style-name="Standard">
      <style:text-properties fo:font-weight="normal" officeooo:rsid="0074af23" officeooo:paragraph-rsid="00711826" style:font-weight-asian="normal" style:font-weight-complex="normal"/>
    </style:style>
    <style:style style:name="P40" style:family="paragraph" style:parent-style-name="Standard">
      <style:text-properties fo:font-weight="normal" officeooo:rsid="00207d83" officeooo:paragraph-rsid="008e9a4c" style:font-weight-asian="normal" style:font-weight-complex="normal"/>
    </style:style>
    <style:style style:name="P41" style:family="paragraph" style:parent-style-name="Standard">
      <style:text-properties fo:font-weight="normal" officeooo:rsid="002c4549" officeooo:paragraph-rsid="009382ba" style:font-weight-asian="normal" style:font-weight-complex="normal"/>
    </style:style>
    <style:style style:name="P42" style:family="paragraph" style:parent-style-name="Standard">
      <style:text-properties fo:font-weight="normal" officeooo:rsid="003aed82" officeooo:paragraph-rsid="00341d2a" style:font-weight-asian="normal" style:font-weight-complex="normal"/>
    </style:style>
    <style:style style:name="P43" style:family="paragraph" style:parent-style-name="Standard">
      <style:text-properties fo:font-weight="normal" officeooo:rsid="00264c52" officeooo:paragraph-rsid="0043ef34" style:font-weight-asian="normal" style:font-weight-complex="normal"/>
    </style:style>
    <style:style style:name="P44" style:family="paragraph" style:parent-style-name="Standard">
      <style:text-properties fo:font-weight="normal" officeooo:rsid="0098b297" officeooo:paragraph-rsid="0098b297" style:font-weight-asian="normal" style:font-weight-complex="normal"/>
    </style:style>
    <style:style style:name="P45" style:family="paragraph" style:parent-style-name="Standard">
      <style:text-properties fo:font-weight="normal" officeooo:rsid="009a39e2" officeooo:paragraph-rsid="009c1998" style:font-weight-asian="normal" style:font-weight-complex="normal"/>
    </style:style>
    <style:style style:name="P46" style:family="paragraph" style:parent-style-name="Standard">
      <style:text-properties fo:font-weight="normal" officeooo:rsid="0067d855" officeooo:paragraph-rsid="0067d855" style:font-weight-asian="normal" style:font-weight-complex="normal"/>
    </style:style>
    <style:style style:name="P47" style:family="paragraph" style:parent-style-name="Standard">
      <style:text-properties fo:font-weight="normal" officeooo:rsid="009edcb7" officeooo:paragraph-rsid="009edcb7" style:font-weight-asian="normal" style:font-weight-complex="normal"/>
    </style:style>
    <style:style style:name="P48" style:family="paragraph" style:parent-style-name="Standard">
      <style:text-properties fo:font-weight="normal" officeooo:rsid="005c967c" officeooo:paragraph-rsid="009edcb7" style:font-weight-asian="normal" style:font-weight-complex="normal"/>
    </style:style>
    <style:style style:name="P49" style:family="paragraph" style:parent-style-name="Standard">
      <style:text-properties fo:font-weight="normal" officeooo:rsid="0062603c" officeooo:paragraph-rsid="0062603c" style:font-weight-asian="normal" style:font-weight-complex="normal"/>
    </style:style>
    <style:style style:name="P50" style:family="paragraph" style:parent-style-name="Standard">
      <style:text-properties fo:font-weight="normal" officeooo:rsid="00a0a0b2" officeooo:paragraph-rsid="00a0a0b2" style:font-weight-asian="normal" style:font-weight-complex="normal"/>
    </style:style>
    <style:style style:name="P51" style:family="paragraph" style:parent-style-name="Standard">
      <style:text-properties fo:font-weight="normal" officeooo:rsid="00a10eed" officeooo:paragraph-rsid="00a10eed" style:font-weight-asian="normal" style:font-weight-complex="normal"/>
    </style:style>
    <style:style style:name="P52" style:family="paragraph" style:parent-style-name="Standard">
      <style:text-properties fo:font-weight="normal" officeooo:rsid="00a30682" officeooo:paragraph-rsid="00a30682" style:font-weight-asian="normal" style:font-weight-complex="normal"/>
    </style:style>
    <style:style style:name="P53" style:family="paragraph" style:parent-style-name="Standard">
      <style:text-properties fo:font-weight="normal" officeooo:rsid="00669853" officeooo:paragraph-rsid="00669853" style:font-weight-asian="normal" style:font-weight-complex="normal"/>
    </style:style>
    <style:style style:name="P54" style:family="paragraph" style:parent-style-name="Standard">
      <style:text-properties fo:font-weight="normal" officeooo:rsid="00a36da1" officeooo:paragraph-rsid="00a36da1" style:font-weight-asian="normal" style:font-weight-complex="normal"/>
    </style:style>
    <style:style style:name="P55" style:family="paragraph" style:parent-style-name="Standard">
      <style:text-properties officeooo:rsid="00a3df66" officeooo:paragraph-rsid="00a3df66"/>
    </style:style>
    <style:style style:name="P56" style:family="paragraph" style:parent-style-name="Standard">
      <style:text-properties officeooo:rsid="00a534c6" officeooo:paragraph-rsid="00a534c6"/>
    </style:style>
    <style:style style:name="P57" style:family="paragraph" style:parent-style-name="Standard">
      <style:text-properties officeooo:rsid="00a898c6" officeooo:paragraph-rsid="00a898c6"/>
    </style:style>
    <style:style style:name="T1" style:family="text">
      <style:text-properties fo:font-weight="bold" style:font-weight-asian="bold" style:font-weight-complex="bold"/>
    </style:style>
    <style:style style:name="T2" style:family="text">
      <style:text-properties fo:font-weight="bold" officeooo:rsid="0030191c"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37f7" style:font-weight-asian="normal" style:font-weight-complex="normal"/>
    </style:style>
    <style:style style:name="T5" style:family="text">
      <style:text-properties fo:font-weight="normal" officeooo:rsid="001a485b" style:font-weight-asian="normal" style:font-weight-complex="normal"/>
    </style:style>
    <style:style style:name="T6" style:family="text">
      <style:text-properties fo:font-weight="normal" officeooo:rsid="001c21c6" style:font-weight-asian="normal" style:font-weight-complex="normal"/>
    </style:style>
    <style:style style:name="T7" style:family="text">
      <style:text-properties fo:font-weight="normal" officeooo:rsid="001d553b" style:font-weight-asian="normal" style:font-weight-complex="normal"/>
    </style:style>
    <style:style style:name="T8" style:family="text">
      <style:text-properties fo:font-weight="normal" officeooo:rsid="006f743c" style:font-weight-asian="normal" style:font-weight-complex="normal"/>
    </style:style>
    <style:style style:name="T9" style:family="text">
      <style:text-properties fo:font-weight="normal" officeooo:rsid="0076033d" style:font-weight-asian="normal" style:font-weight-complex="normal"/>
    </style:style>
    <style:style style:name="T10" style:family="text">
      <style:text-properties fo:font-weight="normal" officeooo:rsid="0062603c" style:font-weight-asian="normal" style:font-weight-complex="normal"/>
    </style:style>
    <style:style style:name="T11" style:family="text">
      <style:text-properties fo:font-weight="normal" officeooo:rsid="0078b2cd" style:font-weight-asian="normal" style:font-weight-complex="normal"/>
    </style:style>
    <style:style style:name="T12" style:family="text">
      <style:text-properties fo:font-weight="normal" officeooo:rsid="00873eb0" style:font-weight-asian="normal" style:font-weight-complex="normal"/>
    </style:style>
    <style:style style:name="T13" style:family="text">
      <style:text-properties fo:font-weight="normal" officeooo:rsid="00891c59" style:font-weight-asian="normal" style:font-weight-complex="normal"/>
    </style:style>
    <style:style style:name="T14" style:family="text">
      <style:text-properties fo:font-weight="normal" officeooo:rsid="008a46ab" style:font-weight-asian="normal" style:font-weight-complex="normal"/>
    </style:style>
    <style:style style:name="T15" style:family="text">
      <style:text-properties fo:font-weight="normal" officeooo:rsid="00711826" style:font-weight-asian="normal" style:font-weight-complex="normal"/>
    </style:style>
    <style:style style:name="T16" style:family="text">
      <style:text-properties fo:font-weight="normal" officeooo:rsid="007d0db6" style:font-weight-asian="normal" style:font-weight-complex="normal"/>
    </style:style>
    <style:style style:name="T17" style:family="text">
      <style:text-properties fo:font-weight="normal" officeooo:rsid="00a708f4" style:font-weight-asian="normal" style:font-weight-complex="normal"/>
    </style:style>
    <style:style style:name="T18" style:family="text">
      <style:text-properties officeooo:rsid="000e37f7" style:font-weight-asian="bold" style:font-weight-complex="bold"/>
    </style:style>
    <style:style style:name="T19" style:family="text">
      <style:text-properties officeooo:rsid="0012201d"/>
    </style:style>
    <style:style style:name="T20" style:family="text">
      <style:text-properties officeooo:rsid="00227923"/>
    </style:style>
    <style:style style:name="T21" style:family="text">
      <style:text-properties officeooo:rsid="00264c52"/>
    </style:style>
    <style:style style:name="T22" style:family="text">
      <style:text-properties officeooo:rsid="0030191c"/>
    </style:style>
    <style:style style:name="T23" style:family="text">
      <style:text-properties officeooo:rsid="00345b96"/>
    </style:style>
    <style:style style:name="T24" style:family="text">
      <style:text-properties officeooo:rsid="00348e64"/>
    </style:style>
    <style:style style:name="T25" style:family="text">
      <style:text-properties officeooo:rsid="003fc514"/>
    </style:style>
    <style:style style:name="T26" style:family="text">
      <style:text-properties officeooo:rsid="0060a454"/>
    </style:style>
    <style:style style:name="T27" style:family="text">
      <style:text-properties officeooo:rsid="0078b2cd"/>
    </style:style>
    <style:style style:name="T28" style:family="text">
      <style:text-properties officeooo:rsid="00818be5"/>
    </style:style>
    <style:style style:name="T29" style:family="text">
      <style:text-properties officeooo:rsid="00846d50"/>
    </style:style>
    <style:style style:name="T30" style:family="text">
      <style:text-properties officeooo:rsid="0085a336"/>
    </style:style>
    <style:style style:name="T31" style:family="text">
      <style:text-properties officeooo:rsid="008d8ca6"/>
    </style:style>
    <style:style style:name="T32" style:family="text">
      <style:text-properties officeooo:rsid="008e9a4c"/>
    </style:style>
    <style:style style:name="T33" style:family="text">
      <style:text-properties officeooo:rsid="00901098"/>
    </style:style>
    <style:style style:name="T34" style:family="text">
      <style:text-properties officeooo:rsid="00965bbb"/>
    </style:style>
    <style:style style:name="T35" style:family="text">
      <style:text-properties officeooo:rsid="0097a6e4"/>
    </style:style>
    <style:style style:name="T36" style:family="text">
      <style:text-properties officeooo:rsid="009d4bbf"/>
    </style:style>
    <style:style style:name="T37" style:family="text">
      <style:text-properties officeooo:rsid="009d9bce"/>
    </style:style>
    <style:style style:name="T38" style:family="text">
      <style:text-properties officeooo:rsid="009dea15"/>
    </style:style>
    <style:style style:name="T39" style:family="text">
      <style:text-properties officeooo:rsid="009fc9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oss Compiler, en basit anlatımıyla bir source kodunun belirlenen bir <text:span text:style-name="T19">hedef </text:span>işlemci mimarisi(aarch64<text:span text:style-name="T29">)</text:span> için farklı bir mimariye(x86_64) sahip bir cihazda compile işlemi yapılmasıdır. Böylelikle bir uygulama istenilen mimari için derlenebilir<text:span text:style-name="T30">(build)</text:span>.</text:p>
      <text:p text:style-name="P1"/>
      <text:p text:style-name="P1">Cross Compile işlemini daha iyi anlayabilmemiz için teminolojileri açıklayalım.</text:p>
      <text:p text:style-name="P1"/>
      <text:p text:style-name="P1"><text:span text:style-name="T1">ISA(Instruction Set Architecture):</text:span> Bilgisayar işlemcisinin desteklediği temel komutlar ve mimari özellikleridir ve donanım ile yazılım arasında bir arabirim sağlar. </text:p>
      <text:p text:style-name="P2">Vendor: <text:span text:style-name="T3">Donanım veya yazılımın üreticisi veya sağlayıcısı olan firma</text:span></text:p>
      <text:p text:style-name="P2">Operating System: <text:span text:style-name="T3">Bilgisayar donanımını yöneten ve uygulama yazılımlarını çalıştıran sistem yazılımıdır.</text:span></text:p>
      <text:p text:style-name="P3">Toolchain: <text:span text:style-name="T3">Compiling için gerekli olan compilers, kütüphane ve araçların olduğu yapı. Build tool u içerir(CMake veya qmake gibi) </text:span></text:p>
      <text:p text:style-name="P4">Build Machine: <text:span text:style-name="T3">Kodun built edildiği </text:span><text:span text:style-name="T12">mimari</text:span></text:p>
      <text:p text:style-name="P13"><text:span text:style-name="T18">Host Machine: </text:span><text:span text:style-name="T4">Build edilen kodun çalıştırıldığı </text:span><text:span text:style-name="T12">mimari</text:span></text:p>
      <text:p text:style-name="P4">Target Machine: <text:span text:style-name="T3">Bu yapı yalnızca derleyici araçlarıyla ilgilidir. </text:span><text:span text:style-name="T13">Target cihaza göre build yapılması için gerekli yolların konumlandırılm</text:span><text:span text:style-name="T14">ası.</text:span></text:p>
      <text:p text:style-name="P22"/>
      <text:p text:style-name="P23">Build sitemleri olarak, açık kaynak uygulamalar Make, Autotools, Cmake, Conan, Ninja ve Meson gibi sistemleri kullanır.</text:p>
      <text:p text:style-name="P22"/>
      <text:p text:style-name="P5">Ways to Cross Compile</text:p>
      <text:p text:style-name="P5">1.With a standalone toolchain</text:p>
      <text:p text:style-name="P5"><text:span text:style-name="T3">Cross Compile yapmanın manuel ve geleneksel yoludur.</text:span></text:p>
      <text:p text:style-name="P6">Birinci Adım:<text:span text:style-name="T3"> İlk önce bir toolchain almalıyız(GCC gibi). Eğer derlenmiş bir toolchain(precompiled toolchain) yoksa biz bir toolchain alıp derleyebiliriz.</text:span></text:p>
      <text:p text:style-name="P7">İkinci Adım: <text:span text:style-name="T3">Gerekli olan bir host tool yükle(CMake vb.)</text:span></text:p>
      <text:p text:style-name="P7">Üçüncü Adım: <text:span text:style-name="T3">Gerekli olan kütüphaneleri(OpenSSL, SQLite vb.) yükle, aynı zamanda compile için gereklilikleri(header, static lib. vb) toolchain’in syroot’una kurmamız ve tüm çalışma zamanı bağımlılıklarını hedef cihaza kurmamız gerekecektir. Bağımlılıkları statik bağlamayı tercih etmeliyiz.</text:span></text:p>
      <text:p text:style-name="P24"/>
      <text:p text:style-name="P8">Syroot: <text:span text:style-name="T3">Derleme işlemlerinde hedef sistem için gerekli olan libraries ve header files lerin organize edildiği yapıdır. Bu bizim için oldukça önemlidir çünki bizim makinemiz x86_64 ve hedef makine aarch64 olsun burada farklı bir mimariye sahip hedef makinede çalışacak dosyalara ihtiyacımız var.</text:span></text:p>
      <text:p text:style-name="P8"><text:span text:style-name="T3">Syroot un yapısında derlenecek uygulamaların hedef sisteme ait C standartı kütüphaneleri ve header dosyaları var.</text:span><text:span text:style-name="T4"> </text:span><text:span text:style-name="T3">Biz bir derlemede syroot un konumunu belirtiriz ve ona göre cross compile yaparız.</text:span></text:p>
      <text:p text:style-name="P22"/>
      <text:p text:style-name="P9">2.With a Embedded build system: Yocto or Buildroot</text:p>
      <text:p text:style-name="P9"><text:span text:style-name="T5">Yocto veya Buildroot, genellikle karmaşık gömülü sistemler için tasarlanmış büyük araçlardır. Fakat bu cihazlar zaten elinizde ise kullanmak mantıklı olabilir. </text:span><text:span text:style-name="T6">Gömülü bir yapı sisteminin asıl görevi, gömülü bir cihaza özel işletim sistemi dağıtımı veya root files oluşturmaktır. Bunun için cross compiler gerekli ve Yocto gibi sistemler bunun için tasarlanmıştır. Yani sadece tek bir uygulama veya kütüphane derlemek için de bunu kullanabilirsiniz. Yocto sistemleri yaygın olarak kullanıldığı için derleyeceğiniz yapıda bunun ile ilgili destek muhtemelen olacaktır. Bu sistemlerin tek zor yanı Yocto veya Buildroot u kurmak ve yapılandırmakdır, ilk kurulum süreci karmaşık ve zaman alıcı olabilir.</text:span></text:p>
      <text:p text:style-name="P25"/>
      <text:p text:style-name="P10">3. Build on QEMU</text:p>
      <text:p text:style-name="P11"><text:tab/><text:span text:style-name="T7">QEMU cihaz üzerinde bir ARM sanal makinesi oluşturarak ‘native build’ yapar. QEMU üzerinde oluşturacağınız sanal makine, hedef cihazınızın donanıma uyumlu olmalıdır. Örneğin işlemci modeli,bellek,kütüphane sürümleri gibi detaylar cihazla eşleşmesi gerekir. QEMU’nun </text:span><text:soft-page-break/><text:span text:style-name="T7">sorunu performansdır çünki bir çeviri işlemi yapar bu da özellikle büyük yazılımlarda oldukça yavaşlama sorununu ortaya çıkarır.</text:span></text:p>
      <text:p text:style-name="P26"/>
      <text:p text:style-name="P26"><text:s text:c="2"/></text:p>
      <text:p text:style-name="P12">IMX8MP Kartımızda <text:span text:style-name="T25">QgroundControl </text:span>Cross Compile İşlemleri</text:p>
      <text:p text:style-name="P14">IMX8MP işlemcisi ARM Cortex-A53 tabanlıdır. Bu nedenle uygun bir toolchain kurulmalıdır. Bu tolchain ‘aarch64-Linux-gnu-gcc’ olabilir.</text:p>
      <text:p text:style-name="P14"/>
      <text:p text:style-name="P14">git clone --branch Stable_V4.<text:span text:style-name="T31">0</text:span> --recurse-submodules <text:a xlink:type="simple" xlink:href="https://github.com/mavlink/qgroundcontrol.git" text:style-name="Internet_20_link" text:visited-style-name="Visited_20_Internet_20_Link">https://github.com/mavlink/qgroundcontrol.git</text:a></text:p>
      <text:p text:style-name="P40"><text:span text:style-name="T20">komutu</text:span> ile qgroundcontrolün tüm gerekliliklerini indirdik. </text:p>
      <text:p text:style-name="P40"><text:span text:style-name="T26">“~/Desktop/qgroundcontrol$ git submodule update --init --recursive” </text:span><text:span text:style-name="T32">ile </text:span><text:span text:style-name="T33">gerekli alt modüller yüklenmediyse tekrar yükleyebilirsin.</text:span></text:p>
      <text:p text:style-name="P15"/>
      <text:p text:style-name="P16">Bize bu aşamada cross compile yapmamız için target cihazın lib,header ve diğer dosyalarının olduğu bir toolchain gerekli ve biz bunun için pre-built toolchainleri ‘<text:a xlink:type="simple" xlink:href="https://downloads.yoctoproject.org/releases/yocto/yocto-5.0.5/toolchain/" text:style-name="Internet_20_link" text:visited-style-name="Visited_20_Internet_20_Link">https://downloads.yoctoproject.org/releases/yocto/yocto-5.0.5/toolchain/</text:a>’ bu sayfa aracılığı ile bizim işimize yarayanı indir<text:span text:style-name="T21">mek istedik fakat bizim istediğimiz toolchain yok. Bu yüzden kendi toolchain imizi derlememiz gerekmektedir.</text:span></text:p>
      <text:p text:style-name="P18"/>
      <text:p text:style-name="P19">Kendi toolchain imizi oluşturmak için <text:span text:style-name="T22">önce </text:span><text:span text:style-name="T2">‘local.conf’</text:span><text:span text:style-name="T22"> dosyasından SDK host mimarisini seçiyoruz sonra,</text:span> ‘bitbake tdx-reference-multimedia-image -c populate_sdk’ ile build ediyoruz. Build edilen toolchain ‘~/build/deploy/sdk’ dizininde .sh uzantılı dosyadır.</text:p>
      <text:p text:style-name="P19"/>
      <text:p text:style-name="P41">Daha sonra bu dosyayı eklemek için ilk önce izin veriyoruz ‘<text:span text:style-name="T21">chmod +x tdx-xwayland-glibc-x86_64-Reference-Multimedia-Image-armv8a-verdin-imx8mp-toolchain-7.1.0.sh</text:span>’. Daha sonra ‘<text:span text:style-name="T21">./tdx-xwayland-glibc-x86_64-Reference-Multimedia-Image-armv8a-verdin-imx8mp-toolchain-7.1.0.sh </text:span>’ ifadesi ile ekliyoruz. Bu işlemden sonra SDK yı çıkartıyor ve hazır hale getiriyor. Artık her çağırmak istediğimizde “<text:span text:style-name="T21">. /opt/tdx-xwayland/7.1.0/environment-setup-armv8a-tdx-linux”</text:span> ile çağıracağız.</text:p>
      <text:p text:style-name="P41"/>
      <text:p text:style-name="P20">Bir deneme olarak linux_board.c adında bir dosya oluşturup “#include &lt;stdio.h&gt;</text:p>
      <text:p text:style-name="P20">int main() {</text:p>
      <text:p text:style-name="P20"><text:s text:c="4"/>printf("Hello ARMv8A World!\n");</text:p>
      <text:p text:style-name="P20"><text:s text:c="4"/>return 0;</text:p>
      <text:p text:style-name="P20">}” kodunu ekliyoruz. Source u ekledikten sonra “${CC} linux_board.c -o linux” çevrimi yapıyoruz. <text:span text:style-name="T23">Herhangi bir sorun yoksa cross compile işleminiz tamamdır. </text:span><text:span text:style-name="T24">Şimdi qroundcontrol gibi bir uygulama derleyelim :)</text:span></text:p>
      <text:p text:style-name="P42"/>
      <text:p text:style-name="P21">echo $CXX</text:p>
      <text:p text:style-name="P21">echo $CC , <text:span text:style-name="T34">ile cross-compile için gerekli olan yapıların tanımlanıp tanımlanmadığını görebiliyoruz. </text:span></text:p>
      <text:p text:style-name="P21"/>
      <text:p text:style-name="P21">export SYSROOT=/opt/tdx-xwayland/7.1.0/sysroots/armv8a-tdx-linux<text:span text:style-name="T35">(yapmasan da olur ama bir hata olursa bunu da dene)</text:span></text:p>
      <text:p text:style-name="P43"/>
      <text:p text:style-name="P44">Daha sonra qgroundcontrol da bir build klasörü oluşturuyoruz(mkdir build &amp; cd build)</text:p>
      <text:p text:style-name="P45">Şimdi kendi işlemcimiz için olan sysroot u source olarak atadık ve şimdi build işlemine başlayabiliriz.</text:p>
      <text:p text:style-name="P45"><text:s/></text:p>
      <text:p text:style-name="P27">cmake ..</text:p>
      <text:p text:style-name="P17">make -j$(nproc)</text:p>
      <text:p text:style-name="P17"/>
      <text:p text:style-name="P17"/>
      <text:p text:style-name="P33"><text:soft-page-break/>-QtestToSpeech layeri bende ekli olmadığı için qground da bu komutla ilgili tüm kütüphane eklemelerini yorum satırına aldım.<text:span text:style-name="T36">(burada bunları yoruma almak ve hataya sebebiyet veren yerleri bulabilmek için hata çıkış loglarını dikkatli bir şekilde inceleyelim)</text:span></text:p>
      <text:p text:style-name="P33"/>
      <text:p text:style-name="P33">- <text:span text:style-name="T37">QGC v</text:span>ersiyon ayarından dolayı ‘static volatile’ kısımlarında yanlış bir syntax olduğunu belirttiği için “<text:a xlink:type="simple" xlink:href="https://gitlab.freedesktop.org/ystreet/gst-plugins-good/-/commit/612102fdbc3f813bf9d3406165692b5f742e51a6" text:style-name="Internet_20_link" text:visited-style-name="Visited_20_Internet_20_Link">https://gitlab.freedesktop.org/ystreet/gst-plugins-good/-/commit/612102fdbc3f813bf9d3406165692b5f742e51a6</text:a>” de yer alan sayfada bu <text:span text:style-name="T37">hataya</text:span> sebebiyet veren <text:span text:style-name="T37">kod kısımlarını</text:span> düzeltmemi<text:span text:style-name="T37">z </text:span><text:span text:style-name="T38">için gerekli olan satırları ve komutları</text:span> vermiş bulunmakta.</text:p>
      <text:p text:style-name="P33"/>
      <text:p text:style-name="P47">Bu hataları düzelttikten sonra ‘make clean ve sonra <text:span text:style-name="T21">make -j$(nproc)</text:span>’ ile tekrar buildi başlatabiliriz.</text:p>
      <text:p text:style-name="P48"/>
      <text:p text:style-name="P28">-AudioOutput.cc dosyası değiştirildi</text:p>
      <text:p text:style-name="P29">-QGCApplication.cc dosyasında “QquickStyle” ile ilgili bölümler değiştirildi. <text:span text:style-name="T39">(Bu hatalar veya başka hatalar da verebilir. Bunları çözmek için error loglarını dikkatli bir biçimde inceleyip gereklilikleri ortadan kaldırmamız gerekmektedir.)</text:span></text:p>
      <text:p text:style-name="P29"/>
      <text:p text:style-name="P50">Bizde gereklilikleri düzelttiğimiz vakit birçok uyarı verdi fakat bunlar çalışmasına engel değildir(unused varible uyarıları) ve sistemde build sonuçlandı. Derlenmiş dosyasını build klasörü içinde görebilirsiniz.</text:p>
      <text:p text:style-name="P50"/>
      <text:p text:style-name="P51">QGC nin derlenmiş dosyasını bir usb aracılığıyla kendi yocto sistemimize taşıyalım ve root a taşınan bu yapıyı user tarafına taşımak ve <text:s/>açmak için:</text:p>
      <text:p text:style-name="P30"/>
      <text:p text:style-name="P31">cp /media/sda1/qground/ QGROUNDCONTROL /root/QGROUNDCONTROL/</text:p>
      <text:p text:style-name="P29">mv /root/QGROUNDCONTROL /home/<text:span text:style-name="T27">abdullah</text:span>/</text:p>
      <text:p text:style-name="P35"><text:span text:style-name="T10">chown </text:span><text:span text:style-name="T11">abdullah</text:span><text:span text:style-name="T10">:</text:span><text:span text:style-name="T11">abdullah</text:span><text:span text:style-name="T10"> /home/</text:span><text:span text:style-name="T11">abdullah</text:span><text:span text:style-name="T10">/QGROUNDCONTROL/</text:span>QGroundControl</text:p>
      <text:p text:style-name="P35"><text:span text:style-name="T10">chmod +x /home/abdullah/QGROUNDCONTROL/</text:span>QGroundControl</text:p>
      <text:p text:style-name="P29"/>
      <text:p text:style-name="P52">sonra user tarafına geçilir ve aşağıdaki işlemlerle:</text:p>
      <text:p text:style-name="P32">cd QGROUNDCONTROL</text:p>
      <text:p text:style-name="P32">./QgroundControl <text:span text:style-name="T28">&amp;</text:span></text:p>
      <text:p text:style-name="P32"/>
      <text:p text:style-name="P54">komutları ile sistemi çalıştırdım ve çalışmasında herhangi bir hata yok.</text:p>
      <text:p text:style-name="P54">QGC yi kapattığımız zaman bazen arka planda kapanmıyor ve tekrar açmak istediğimizde ‘already running’ uyarısı veriyor ve bunu engelleyip arka planda çalışan ve kapanmayan programı kapatmak için aşsağıdaki komutlarla kapatıyoruz: </text:p>
      <text:p text:style-name="P34">ps -ef | grep QGroundControl</text:p>
      <text:p text:style-name="P36"><text:span text:style-name="T8">k</text:span><text:span text:style-name="T3">ill -9 id</text:span></text:p>
      <text:p text:style-name="P37"/>
      <text:p text:style-name="P55"><text:span text:style-name="T3">QGC ile RTSP video görüntüsü almak istediğimizde gecikmesi düşük bir görüntü alıyoruz fakat hala hareket anında donmalar mevcut bunun için QGC nin source kodunda “qgroundcontrol/src/VideoStreaming” dizinindeki VideoReceiver.cc dosyasında </text:span><text:span text:style-name="T8">6</text:span><text:span text:style-name="T9">73</text:span><text:span text:style-name="T15">. </text:span><text:span text:style-name="T3">ve </text:span><text:span text:style-name="T16">378. satırı değiştir</text:span><text:span text:style-name="T3">dim.(sizlere attığım kodda var fakat bulamazsanız küçük bir araştırma ile bulabilirsiniz)</text:span></text:p>
      <text:p text:style-name="P55"><text:span text:style-name="T3"/></text:p>
      <text:p text:style-name="P55"><text:span text:style-name="T3">Bu değişikliği yaparken referans aldığımız parça Gstreamer ile veriyi alırken hangi pipeline ayarı ile en iyi görüntüyü aldığımızdır. Biz en iyi görüntüyü “gst-launch-1.0 rtspsrc location="rtsp://192.168.144.25:8554/main.264" latency=50 udp-reconnect=1 timeout=20000000 ! queue max-size-buffers=5 max-size-time=0 max-size-bytes=0 ! rtph265depay ! h265parse ! v4l2h265dec ! autovideosink sync=false” bu pipeline ayarı ile aldık bu sebeple source kodunu buna göre düzenliyoruz.</text:span></text:p>
      <text:p text:style-name="P55"><text:span text:style-name="T3"/></text:p>
      <text:p text:style-name="P56"><text:soft-page-break/><text:span text:style-name="T3">Düzenlenen source kodunu tekrar build edip sistemimize yüklüyoruz sonrasında QGC nin RTSP kısmında Low latency ve disable kutucuklarını seçiyoruz ve sistem çalışmaya başladığında hala küçük donmalar var fakat kısa bir süre içinde görüntü düzeliyor ve hem akıcı hem de gecikmesi düşük bir görüntü alımına sahip oluyoruz.(Bu işlem için istenirse source kodunda direkt şıkıstırmak için donanım seçilerek halledilebilir fakat ben bunu otomatik seçmesine bıraktım</text:span><text:span text:style-name="T17">(belki çıkarımım yanlıştır bu konuyu araştırabilirsiniz)</text:span><text:span text:style-name="T3">)</text:span></text:p>
      <text:p text:style-name="P56"><text:span text:style-name="T3"/></text:p>
      <text:p text:style-name="P57"><text:span text:style-name="T3">Artık sistemimizin çalışmakta ve daha önemlisi artık her şey bizim elimizde. Kaynak kodu ve vasıtasıyla uygulamayı istediğimiz şekilde geliştirip, dönüştürebiliriz. </text:span></text:p>
      <text:p text:style-name="P55"><text:span text:style-name="T3"/></text:p>
      <text:p text:style-name="P55"><text:span text:style-name="T3"/></text:p>
      <text:p text:style-name="P38"/>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6:47:39.204180145</meta:creation-date>
    <meta:generator>LibreOffice/7.3.7.2$Linux_X86_64 LibreOffice_project/30$Build-2</meta:generator>
    <dc:date>2024-12-25T10:41:33.992062114</dc:date>
    <meta:editing-duration>P1DT1H9M26S</meta:editing-duration>
    <meta:editing-cycles>139</meta:editing-cycles>
    <meta:document-statistic meta:table-count="0" meta:image-count="0" meta:object-count="0" meta:page-count="4" meta:paragraph-count="66" meta:word-count="1121" meta:character-count="9282" meta:non-whitespace-character-count="8210"/>
  </office:meta>
</office:document-meta>
</file>